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C0000003E9F1AD3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88652064" text:id="ct188652064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188652064"/>self.Title()<text:change-end text:change-id="ct188652064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<office:annotation><dc:date>2008-06-23T00:00:00</dc:date><text:p>do text if meetingIsDecided</text:p></office:annotation>Decision</text:p>
      <text:p text:style-name="Standard"><office:annotation><dc:date>2007-09-24T00:00:00</dc:date><text:p>do text if meetingIsDecided</text:p><text:p>from xhtml(self.getDeliberat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1-24T15:14:18</meta:creation-date>
    <dc:creator>Gauthier Bastien</dc:creator>
    <dc:date>2013-08-09T14:05:53</dc:date>
    <dc:language>fr-BE</dc:language>
    <meta:editing-cycles>98</meta:editing-cycles>
    <meta:editing-duration>P1DT6H25M15S</meta:editing-duration>
    <meta:document-statistic meta:table-count="2" meta:image-count="1" meta:object-count="0" meta:page-count="1" meta:paragraph-count="6" meta:word-count="10" meta:character-count="50" meta:non-whitespace-character-count="4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